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2481" officeooo:paragraph-rsid="0030248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d023" officeooo:paragraph-rsid="0044d02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02481" officeooo:paragraph-rsid="00302481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4d023" officeooo:paragraph-rsid="0044d023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4d023" officeooo:paragraph-rsid="0044d023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paragraph-rsid="0044d02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officeooo:paragraph-rsid="00477856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44d023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77856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77856" style:font-weight-asian="bold" style:font-weight-complex="bold"/>
    </style:style>
    <style:style style:name="T1" style:family="text">
      <style:text-properties fo:font-weight="bold" officeooo:rsid="003df437" style:font-weight-asian="bold" style:font-weight-complex="bold"/>
    </style:style>
    <style:style style:name="T2" style:family="text">
      <style:text-properties fo:font-weight="bold" officeooo:rsid="00401f2b" style:font-weight-asian="bold" style:font-weight-complex="bold"/>
    </style:style>
    <style:style style:name="T3" style:family="text">
      <style:text-properties fo:font-weight="bold" officeooo:rsid="0044d023" style:font-weight-asian="bold" style:font-weight-complex="bold"/>
    </style:style>
    <style:style style:name="T4" style:family="text">
      <style:text-properties fo:font-weight="bold" officeooo:rsid="00243b85" style:font-weight-asian="bold" style:font-weight-complex="bold"/>
    </style:style>
    <style:style style:name="T5" style:family="text">
      <style:text-properties fo:font-weight="bold" officeooo:rsid="0019eb27" style:font-weight-asian="bold" style:font-weight-complex="bold"/>
    </style:style>
    <style:style style:name="T6" style:family="text">
      <style:text-properties officeooo:rsid="003b2514"/>
    </style:style>
    <style:style style:name="T7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4d023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69fb6" style:font-size-asian="12pt" style:font-weight-asian="normal" style:font-size-complex="12pt" style:font-weight-complex="normal"/>
    </style:style>
    <style:style style:name="T1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1<text:span text:style-name="T10">xx</text:span> - Controls</text:p>
          </table:table-cell>
          <table:table-cell table:style-name="Table1.B1" office:value-type="string">
            <text:p text:style-name="P11">2xx - Ground</text:p>
          </table:table-cell>
          <table:table-cell table:style-name="Table1.C1" office:value-type="string">
            <text:p text:style-name="P11">3xx - Flight</text:p>
          </table:table-cell>
          <table:table-cell table:style-name="Table1.B1" office:value-type="string">
            <text:p text:style-name="P11">4xx - A2A</text:p>
          </table:table-cell>
          <table:table-cell table:style-name="Table1.B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8"><text:span text:style-name="T1">3</text:span><text:span text:style-name="T2">0</text:span><text:span text:style-name="T3">4</text:span><text:span text:style-name="T4"> - </text:span><text:span text:style-name="T5">Flight - </text:span><text:span text:style-name="T3">RWR</text:span></text:p>
      <text:p text:style-name="P1"/>
      <text:p text:style-name="P2">General French stuff</text:p>
      <text:p text:style-name="P4">M = Marche = ON/START</text:p>
      <text:p text:style-name="P4">A = Arrêt = OFF/STOP</text:p>
      <text:p text:style-name="P4">G = Gauche = LEFT</text:p>
      <text:p text:style-name="P4">D = Droit = RIGHT</text:p>
      <text:p text:style-name="P4">L = Lent = SLOW</text:p>
      <text:p text:style-name="P4">R = Rapide = FAST</text:p>
      <text:p text:style-name="P1"/>
      <text:p text:style-name="P3">RWR general info</text:p>
      <text:list text:style-name="L1">
        <text:list-item>
          <text:p text:style-name="P5">Higher priority emitters are closer to the center.</text:p>
        </text:list-item>
        <text:list-item>
          <text:p text:style-name="P5">Symbol with "^" over it has launched at you</text:p>
        </text:list-item>
        <text:list-item>
          <text:p text:style-name="P5">Symbol with "_" under it has locked you</text:p>
        </text:list-item>
      </text:list>
      <text:p text:style-name="P3"/>
      <text:p text:style-name="P3"><text:span text:style-name="T6">R</text:span>WR symbols</text:p>
      <text:list text:style-name="L2">
        <text:list-item>
          <text:p text:style-name="P6">Planes:</text:p>
          <text:list>
            <text:list-item>
              <text:p text:style-name="P6">14 -- F-14</text:p>
            </text:list-item>
            <text:list-item>
              <text:p text:style-name="P6">15 -- F-15</text:p>
            </text:list-item>
            <text:list-item>
              <text:p text:style-name="P6">16 -- F-16</text:p>
            </text:list-item>
            <text:list-item>
              <text:p text:style-name="P6">18 -- F-18</text:p>
            </text:list-item>
            <text:list-item>
              <text:p text:style-name="P6">21 -- MiG-21</text:p>
            </text:list-item>
            <text:list-item>
              <text:p text:style-name="P6">23 -- MiG-23</text:p>
            </text:list-item>
            <text:list-item>
              <text:p text:style-name="P6">25 -- MiG-25</text:p>
            </text:list-item>
            <text:list-item>
              <text:p text:style-name="P6">27 -- Su-27</text:p>
            </text:list-item>
            <text:list-item>
              <text:p text:style-name="P9"><text:span text:style-name="T8">29 -- MiG-29</text:span><text:span text:style-name="T9"> (and Su-27, Su-33, J-11??)</text:span></text:p>
            </text:list-item>
            <text:list-item>
              <text:p text:style-name="P6">30 -- Su-30</text:p>
            </text:list-item>
            <text:list-item>
              <text:p text:style-name="P6">31 -- MIG-31</text:p>
            </text:list-item>
            <text:list-item>
              <text:p text:style-name="P6">33 -- Su-33</text:p>
            </text:list-item>
            <text:list-item>
              <text:p text:style-name="P6">34 -- Su-34</text:p>
            </text:list-item>
            <text:list-item>
              <text:p text:style-name="P6">50 -- A-50</text:p>
            </text:list-item>
            <text:list-item>
              <text:p text:style-name="P6">86 -- F-86F</text:p>
            </text:list-item>
            <text:list-item>
              <text:p text:style-name="P6">C1 -- C-101-CC (this plane has no radar, how does the RWR show it??)</text:p>
            </text:list-item>
            <text:list-item>
              <text:p text:style-name="P6">E2 -- E-2</text:p>
            </text:list-item>
            <text:list-item>
              <text:p text:style-name="P6">E3 -- E-3</text:p>
            </text:list-item>
            <text:list-item>
              <text:p text:style-name="P6">F2 -- Tornado</text:p>
            </text:list-item>
            <text:list-item>
              <text:p text:style-name="P6">F5 -- F-5E</text:p>
            </text:list-item>
            <text:list-item>
              <text:p text:style-name="P6">M2 -- Mirage 2000</text:p>
            </text:list-item>
          </text:list>
        </text:list-item>
        <text:list-item>
          <text:p text:style-name="P6">Ground:</text:p>
          <text:list>
            <text:list-item>
              <text:p text:style-name="P6">06 -- KUB</text:p>
            </text:list-item>
            <text:list-item>
              <text:p text:style-name="P6">A -- Shilka, Gepard, Vulcan</text:p>
            </text:list-item>
            <text:list-item>
              <text:p text:style-name="P6">BB -- S300PS</text:p>
            </text:list-item>
            <text:list-item>
              <text:p text:style-name="P6">DE -- Dog Ear</text:p>
            </text:list-item>
            <text:list-item>
              <text:p text:style-name="P6">HA -- Hawk</text:p>
            </text:list-item>
            <text:list-item>
              <text:p text:style-name="P6">HK -- Hawk</text:p>
            </text:list-item>
            <text:list-item>
              <text:p text:style-name="P6">S -- EWR_1L13, EWR_55G6, KP_54K6, SA3</text:p>
            </text:list-item>
            <text:list-item>
              <text:p text:style-name="P6">S6 -- Tunguska</text:p>
            </text:list-item>
            <text:list-item>
              <text:p text:style-name="P6">SD -- BUK</text:p>
            </text:list-item>
            <text:list-item>
              <text:p text:style-name="P9"><text:span text:style-name="T7">PT </text:span><text:span text:style-name="T8">-- </text:span><text:span text:style-name="T7">Patriot</text:span></text:p>
            </text:list-item>
            <text:list-item>
              <text:p text:style-name="P9"><text:span text:style-name="T7">R15</text:span><text:span text:style-name="T8"> --</text:span><text:span text:style-name="T7"> Tor</text:span></text:p>
            </text:list-item>
            <text:list-item>
              <text:p text:style-name="P9"><text:span text:style-name="T7">RO</text:span><text:span text:style-name="T8"> --</text:span><text:span text:style-name="T7"> Roland</text:span></text:p>
            </text:list-item>
          </text:list>
        </text:list-item>
        <text:list-item>
          <text:p text:style-name="P7">Naval:</text:p>
          <text:list>
            <text:list-item>
              <text:p text:style-name="P9"><text:span text:style-name="T7">48 </text:span><text:span text:style-name="T8">-- </text:span><text:span text:style-name="T7">Vinson</text:span></text:p>
            </text:list-item>
            <text:list-item>
              <text:p text:style-name="P9"><text:span text:style-name="T7">49 </text:span><text:span text:style-name="T8">-- </text:span><text:span text:style-name="T7">Perry</text:span></text:p>
            </text:list-item>
            <text:list-item>
              <text:p text:style-name="P9"><text:span text:style-name="T7">AE </text:span><text:span text:style-name="T8">-- </text:span><text:span text:style-name="T7">Ticonderoga</text:span></text:p>
            </text:list-item>
            <text:list-item>
              <text:p text:style-name="P9"><text:span text:style-name="T7">HN </text:span><text:span text:style-name="T8">-- </text:span><text:span text:style-name="T7">Skory</text:span></text:p>
            </text:list-item>
            <text:list-item>
              <text:p text:style-name="P9"><text:span text:style-name="T7">HP </text:span><text:span text:style-name="T8">-- </text:span><text:span text:style-name="T7">Albatros</text:span></text:p>
            </text:list-item>
            <text:list-item>
              <text:p text:style-name="P9"><text:span text:style-name="T7">PS </text:span><text:span text:style-name="T8">-- </text:span><text:span text:style-name="T7">Molniya</text:span></text:p>
            </text:list-item>
            <text:list-item>
              <text:p text:style-name="P9"><text:span text:style-name="T7">SW </text:span><text:span text:style-name="T8">-- </text:span><text:span text:style-name="T7">Kuznetsov</text:span></text:p>
            </text:list-item>
            <text:list-item>
              <text:p text:style-name="P9"><text:span text:style-name="T7">T2 </text:span><text:span text:style-name="T8">-- </text:span><text:span text:style-name="T7">Moscow</text:span></text:p>
            </text:list-item>
            <text:list-item>
              <text:p text:style-name="P9"><text:span text:style-name="T7">TP </text:span><text:span text:style-name="T8">-- </text:span><text:span text:style-name="T7">Rezky, Neutrashimy PS</text:span></text:p>
            </text:list-item>
          </text:list>
        </text:list-item>
        <text:list-item>
          <text:p text:style-name="P7">Unknown: 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7:23.886000000</dc:date>
    <meta:editing-duration>PT16H32M48S</meta:editing-duration>
    <meta:editing-cycles>54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65" meta:word-count="290" meta:character-count="1078" meta:non-whitespace-character-count="902"/>
  </office:meta>
</office:document-meta>
</file>